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Základnítext" style:family="paragraph">
      <style:paragraph-properties fo:text-indent="0.3937in"/>
    </style:style>
    <style:style style:name="P18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19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0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1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2" style:parent-style-name="Číslovanýseznam" style:family="paragraph">
      <style:paragraph-properties fo:margin-left="0.3937in" fo:text-indent="-0.3937in">
        <style:tab-stops>
          <style:tab-stop style:type="left" style:position="0in"/>
        </style:tab-stops>
      </style:paragraph-properties>
    </style:style>
    <style:style style:name="P23" style:parent-style-name="Základnítext" style:family="paragraph">
      <style:paragraph-properties fo:text-indent="0.3937in"/>
    </style:style>
    <style:style style:name="P24" style:parent-style-name="Základnítext" style:family="paragraph">
      <style:paragraph-properties fo:text-indent="0.3937in"/>
    </style:style>
    <style:style style:name="P25" style:parent-style-name="Základnítext" style:family="paragraph">
      <style:paragraph-properties fo:text-indent="0.3937in"/>
    </style:style>
    <style:style style:name="P26" style:parent-style-name="Základnítext" style:family="paragraph">
      <style:paragraph-properties fo:text-indent="0.3937in"/>
    </style:style>
    <style:style style:name="P27" style:parent-style-name="Základnítext" style:family="paragraph">
      <style:paragraph-properties fo:text-indent="0.3937in"/>
    </style:style>
    <style:style style:name="P28" style:parent-style-name="Základnítext" style:family="paragraph">
      <style:paragraph-properties fo:text-indent="0.3937in"/>
    </style:style>
    <style:style style:name="P29" style:parent-style-name="Seznam" style:family="paragraph"/>
    <style:style style:name="P30" style:parent-style-name="Seznam" style:family="paragraph"/>
    <style:style style:name="P31" style:parent-style-name="Seznam" style:family="paragraph"/>
    <style:style style:name="P32" style:parent-style-name="Seznam" style:family="paragraph"/>
    <style:style style:name="P33" style:parent-style-name="Základnítext" style:family="paragraph">
      <style:paragraph-properties fo:margin-left="0.25in">
        <style:tab-stops/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/>
            <text:p text:style-name="Normální"/>
            <text:p text:style-name="Normální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54/2018<text:bookmark-end text:name="Text14"/></text:p>
            <text:p text:style-name="Normální">KVOP-50488/2018<text:bookmark-end text:name="Text2"/></text:p>
            <text:p text:style-name="Normální"><text:bookmark-start text:name="Text6"/>21. 11. 2018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Vážený pan<text:bookmark-end text:name="Text13"/></text:p>
            <text:p text:style-name="Normální"><text:bookmark-end text:name="Text7"/>V. V.</text:p>
            <text:p text:style-name="Normální">nar.<text:s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/>
      <text:h text:style-name="Nadpis1" text:outline-level="1"/>
      <text:h text:style-name="Nadpis1" text:outline-level="1">Sdělení o poskytnutí informace<text:s/></text:h>
      <text:p text:style-name="Základnítext">Vážený pane V.,</text:p>
      <text:p text:style-name="P17">dne 14. listopadu 2018 byla do Kanceláře veřejného ochránce práv doručena Vaše žádost podle zákona č. 106/1999 Sb., o svobodném přístupu k informacím, ve znění pozdějších předpisů, kterou žádáte:</text:p>
      <text:list text:style-name="LFO4" text:continue-numbering="true">
        <text:list-item>
          <text:p text:style-name="P18"><text:span text:style-name="Zdůraznění">„výroční zprávy VOP za rok 2017,</text:span></text:p>
        </text:list-item>
        <text:list-item>
          <text:p text:style-name="P19"><text:span text:style-name="Zdůraznění">počet podaných podnětů k šetření VOP za rok 2017,</text:span></text:p>
        </text:list-item>
        <text:list-item>
          <text:p text:style-name="P20"><text:span text:style-name="Zdůraznění">počet podnětů vyhodnocených jako důvodné za rok 2017,</text:span></text:p>
        </text:list-item>
        <text:list-item>
          <text:p text:style-name="P21"><text:span text:style-name="Zdůraznění">profesní životopis paní VOP Mgr. Anny Šabatové, Ph.D.,</text:span></text:p>
        </text:list-item>
        <text:list-item>
          <text:p text:style-name="P22"><text:span text:style-name="Zdůraznění">sdělení nadřízeného orgánu VOP“.</text:span></text:p>
        </text:list-item>
      </text:list>
      <text:p text:style-name="P23">Ve smyslu zákona o svobodném přístupu k informacím,<text:s/><text:span text:style-name="Silné">se poskytují níže uvedené informace</text:span>:</text:p>
      <text:p text:style-name="Základnítext">K bodu č. 1 a č. 4</text:p>
      <text:p text:style-name="Základnítext">V příloze naleznete výroční zprávu o činnosti veřejné ochránkyně práv za<text:s/>rok<text:s/>2017, výroční zprávu ochrana před špatným zacházením<text:s/>za rok<text:s/>2017, výroční zprávu ochrana před diskriminací<text:s/>za rok<text:s/>2017 a profesní životopis veřejné ochránkyně práv Mgr. Anny Šabatové, Ph.D.</text:p>
      <text:p text:style-name="Základnítext">K bodu č. 2 a č. 3</text:p>
      <text:p text:style-name="Základnítext">Veřejná ochránkyně práv obdržela v roce 2017 celkem 8191 podnětů, z čehož v  576 případech zjistila pochybení či diskriminaci.</text:p>
      <text:p text:style-name="Základnítext">K bodu č. 5</text:p>
      <text:p text:style-name="Základnítext">Dle § 5 zákona č. 349/1999 Sb., zákona o veřejném ochránci práv, ve znění pozdějších předpisů, vykonává ochránce svou činnost nezávisle a nestranně a za výkon funkce odpovídá Poslanecké sněmovně Parlamentu České republiky.</text:p>
      <text:soft-page-break/>
      <text:p text:style-name="P24">S pozdravem</text:p>
      <text:p text:style-name="P25"/>
      <text:p text:style-name="P26"/>
      <text:p text:style-name="P27"/>
      <text:p text:style-name="P28"/>
      <text:p text:style-name="podpis">Mgr. Petra Zdražilová</text:p>
      <text:p text:style-name="podpis">ředitelka právní sekce</text:p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>Přílohy</text:p>
      <text:list text:style-name="LFO11" text:continue-numbering="true">
        <text:list-item>
          <text:p text:style-name="P29">výroční zprávu o činnosti veřejné ochránkyně práv za<text:s/>rok<text:s/>2017</text:p>
        </text:list-item>
        <text:list-item>
          <text:p text:style-name="P30">výroční zprávu ochrana před špatným zacházením<text:s/>za rok<text:s/>2017</text:p>
        </text:list-item>
        <text:list-item>
          <text:p text:style-name="P31">výroční zprávu ochrana před diskriminací<text:s/>za rok<text:s/>2017</text:p>
        </text:list-item>
        <text:list-item>
          <text:p text:style-name="P32">profesní životopis veřejné ochránkyně práv Mgr. Anny Šabatové, Ph.D.</text:p>
        </text:list-item>
      </text:list>
      <text:p text:style-name="P3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="Wingdings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style:style style:name="WW_CharLFO9LVL1" style:family="text">
      <style:text-properties style:font-name="Wingdings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/>
    </style:style>
    <style:style style:name="WW_CharLFO1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bullet text:level="1" text:style-name="WW_CharLFO7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text:style-name="WW_CharLFO8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9043Z*</text:span>*KVOPX009043Z*</text:p>
        <text:p text:style-name="P12"><text:span text:style-name="T13">KVOPX009043Z</text:span>KVOPX009043Z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9-01-17T10:23:00Z</meta:creation-date>
    <dc:date>2019-01-17T10:23:00Z</dc:date>
    <meta:print-date>2016-06-27T08:08:00Z</meta:print-date>
    <meta:template xlink:href="KVOP_dopis%20vedoucího" xlink:type="simple"/>
    <meta:editing-cycles>4</meta:editing-cycles>
    <meta:editing-duration>PT60S</meta:editing-duration>
    <meta:user-defined meta:name="ContentTypeId">0x010100D3A71DC738674B4893D02C4CA0E22FAC</meta:user-defined>
    <meta:document-statistic meta:page-count="2" meta:paragraph-count="3" meta:word-count="249" meta:character-count="1721" meta:row-count="12" meta:non-whitespace-character-count="1475"/>
  </office:meta>
</office:document-meta>
</file>